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15bee3"/>
    </style:style>
    <style:style style:name="P2" style:family="paragraph" style:parent-style-name="Standard" style:list-style-name="L1">
      <style:paragraph-properties fo:text-align="start" style:justify-single-word="false"/>
      <style:text-properties officeooo:paragraph-rsid="071fdad7"/>
    </style:style>
    <style:style style:name="P3" style:family="paragraph" style:parent-style-name="Standard" style:list-style-name="L1">
      <style:paragraph-properties fo:text-align="start" style:justify-single-word="false"/>
      <style:text-properties officeooo:paragraph-rsid="072b108f"/>
    </style:style>
    <style:style style:name="P4" style:family="paragraph" style:parent-style-name="Standard" style:list-style-name="L1">
      <style:paragraph-properties fo:text-align="start" style:justify-single-word="false"/>
      <style:text-properties officeooo:paragraph-rsid="07307328"/>
    </style:style>
    <style:style style:name="P5" style:family="paragraph" style:parent-style-name="Standard" style:list-style-name="L1">
      <style:paragraph-properties fo:text-align="start" style:justify-single-word="false"/>
      <style:text-properties officeooo:paragraph-rsid="071696db"/>
    </style:style>
    <style:style style:name="P6" style:family="paragraph" style:parent-style-name="Standard" style:list-style-name="L1">
      <style:paragraph-properties fo:text-align="start" style:justify-single-word="false"/>
      <style:text-properties officeooo:rsid="0731eeed" officeooo:paragraph-rsid="0731eeed"/>
    </style:style>
    <style:style style:name="T1" style:family="text">
      <style:text-properties fo:color="#000000" style:text-line-through-style="none" style:text-line-through-type="none" style:font-name="DejaVu Sans" fo:font-size="9pt" style:text-underline-style="none" fo:font-weight="normal" officeooo:rsid="0715be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169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213c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7314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7323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73a79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bold" officeooo:rsid="0715bee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normal" officeooo:rsid="072d9ed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ff0000" style:text-line-through-style="none" style:text-line-through-type="none" style:font-name="DejaVu Sans" fo:font-size="9pt" style:text-underline-style="none" fo:font-weight="normal" officeooo:rsid="072f34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ff0000" style:text-line-through-style="none" style:text-line-through-type="none" style:font-name="DejaVu Sans" fo:font-size="9pt" style:text-underline-style="none" fo:font-weight="normal" officeooo:rsid="0715bee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ff0000" style:text-line-through-style="none" style:text-line-through-type="none" style:font-name="DejaVu Sans" fo:font-size="9pt" style:text-underline-style="none" fo:font-weight="normal" officeooo:rsid="07307328"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92734106908491128" text:style-name="L1">
        <text:list-item>
          <text:p text:style-name="P1"><text:span text:style-name="Source_20_Text"><text:span text:style-name="T7">What is single sign-on?</text:span></text:span></text:p>
          <text:p text:style-name="P1"><text:span text:style-name="Source_20_Text"><text:span text:style-name="T1">Single sign-on (SSO) is a property of identity and access management (IAM) that enables users to securely authenticate with multiple applications and websites by logging in only once—with just one set of credentials (username and password). With SSO, the application or website that the user is trying to access relies on a trusted third party to verify that users are who they say they are.</text:span></text:span></text:p>
        </text:list-item>
        <text:list-item>
          <text:p text:style-name="P1"><text:span text:style-name="Source_20_Text"><text:span text:style-name="T7">How does authentication work without SSO?</text:span></text:span></text:p>
          <text:p text:style-name="P1"><text:span text:style-name="Source_20_Text"><text:span text:style-name="T1">Without single sign-on, each website maintains its own database of users and their credentials. This is what happens when you try to log in to an app or website:</text:span></text:span></text:p>
          <text:list>
            <text:list-item>
              <text:p text:style-name="P2"><text:span text:style-name="Source_20_Text"><text:span text:style-name="T1">The website first checks to see whether you’ve already been authenticated. If you have, it gives you access to the site.</text:span></text:span></text:p>
            </text:list-item>
            <text:list-item>
              <text:p text:style-name="P2"><text:span text:style-name="Source_20_Text"><text:span text:style-name="T1">If you haven’t, it asks you to log in and it checks your username and password against the information in its user database.</text:span></text:span></text:p>
            </text:list-item>
            <text:list-item>
              <text:p text:style-name="P2"><text:span text:style-name="Source_20_Text"><text:span text:style-name="T1">After login, the site passes authentication verification data as you move through the site to verify that you are authenticated each time you go to a new page.</text:span></text:span></text:p>
            </text:list-item>
            <text:list-item>
              <text:p text:style-name="P2"><text:span text:style-name="Source_20_Text"><text:span text:style-name="T1">The authentication verification data is usually passed as either cookies with session data or as tokens, which don’t track the session and are faster to process. </text:span></text:span><text:span text:style-name="Source_20_Text"><text:span text:style-name="T3">(As in ICAT’s python script, we send cookie and token both for the system to work.)</text:span></text:span></text:p>
            </text:list-item>
          </text:list>
        </text:list-item>
        <text:list-item>
          <text:p text:style-name="P1"><text:span text:style-name="Source_20_Text"><text:span text:style-name="T7">How does SSO work?</text:span></text:span></text:p>
          <text:p text:style-name="P1"><text:span text:style-name="Source_20_Text"><text:span text:style-name="T1">Authentication with SSO relies on a trust relationship between domains (websites). With single sign-on, this is what happens when you try to log in to an app or website:</text:span></text:span></text:p>
          <text:list>
            <text:list-item>
              <text:p text:style-name="P3"><text:span text:style-name="Source_20_Text"><text:span text:style-name="T1">The website first checks to see whether you’ve already been authenticated by the SSO solution, in which case it gives you access to the site.</text:span></text:span></text:p>
            </text:list-item>
            <text:list-item>
              <text:p text:style-name="P3"><text:span text:style-name="Source_20_Text"><text:span text:style-name="T1">If you haven’t, it sends you to the SSO solution </text:span></text:span><text:span text:style-name="Source_20_Text"><text:span text:style-name="T5">(SSO Website)</text:span></text:span><text:span text:style-name="Source_20_Text"><text:span text:style-name="T1"> to log in.</text:span></text:span></text:p>
            </text:list-item>
            <text:list-item>
              <text:p text:style-name="P3"><text:span text:style-name="Source_20_Text"><text:span text:style-name="T1">You enter the single username/password that you use for corporate access.</text:span></text:span></text:p>
            </text:list-item>
            <text:list-item>
              <text:p text:style-name="P3"><text:span text:style-name="Source_20_Text"><text:span text:style-name="T1">The SSO solution requests authentication from the identity provider or authentication system </text:span></text:span><text:span text:style-name="Source_20_Text"><text:span text:style-name="T4">(such as Active Directory)</text:span></text:span><text:span text:style-name="Source_20_Text"><text:span text:style-name="T1"> that your company uses. It verifies your identity and notifies the SSO solution.</text:span></text:span></text:p>
            </text:list-item>
            <text:list-item>
              <text:p text:style-name="P4"><text:span text:style-name="Source_20_Text"><text:span text:style-name="T1">The SSO solution passes authentication data to the website and returns you to that site.</text:span></text:span></text:p>
            </text:list-item>
            <text:list-item>
              <text:p text:style-name="P3"><text:span text:style-name="Source_20_Text"><text:span text:style-name="T1">After login, the site passes authentication verification data with you as you move through the site to verify that you are authenticated each time you go to a new page.</text:span></text:span></text:p>
            </text:list-item>
            <text:list-item>
              <text:p text:style-name="P6"><text:span text:style-name="Source_20_Text"><text:span text:style-name="T1">When the user tries to access a different website, the new website checks with the SSO solution. Since the user has been authenticated, it verifies the user’s identity to the new website without requiring an additional login.</text:span></text:span></text:p>
            </text:list-item>
          </text:list>
        </text:list-item>
        <text:list-item>
          <text:p text:style-name="P1"><text:span text:style-name="Source_20_Text"><text:span text:style-name="T7">What makes a true SSO system?</text:span></text:span></text:p>
          <text:p text:style-name="P1"><text:span text:style-name="Source_20_Text"><text:span text:style-name="T1">It’s important to understand the difference between single sign-on and password vaulting. With password vaulting, you may have the same username and password, but you have to enter it each time you move to a different application or website.</text:span></text:span></text:p>
          <text:p text:style-name="P1"><text:span text:style-name="Source_20_Text"><text:span text:style-name="T1">With SSO, after you’re logged in via the SSO solution, you can access all company-approved applications and websites without having to log in again. That includes cloud applications as well as on-prem applications, often available through an SSO portal (also called a login portal). SSO uses a concept called federation to provide federated SSO </text:span></text:span><text:span text:style-name="Source_20_Text"><text:span text:style-name="T6">(see below)</text:span></text:span><text:span text:style-name="Source_20_Text"><text:span text:style-name="T1">.</text:span></text:span></text:p>
        </text:list-item>
        <text:list-item>
          <text:p text:style-name="P1"><text:span text:style-name="Source_20_Text"><text:span text:style-name="T7">What is federated SSO?</text:span></text:span></text:p>
          <text:p text:style-name="P1"><text:span text:style-name="Source_20_Text"><text:span text:style-name="T1">SSO solutions that use federation enable true single sign-on by taking advantage of the organization’s identity provider (IP), such as Microsoft Active Directory (AD) or Azure Active Directory (Azure AD). The identity provider usually acts as the authentication server and stores the user’s identity and information, such as the username, password, domains the user has access to, and even which activities the user is allowed to do on each site or within each app. For true SSO, either the SSO solution is built into the identity provider or the SSO solution uses one or more identity providers to authenticate the user.</text:span></text:span></text:p>
          <text:p text:style-name="P1"><text:span text:style-name="Source_20_Text"><text:span text:style-name="T1">Authentication requests and information are passed using standard, secure protocols, such as SAML or OAuth. The websites requesting authentication have a trust relationship with the SSO solution, and trust relationships exist between the SSO solution and the identity providers. A trust relationship means that one domain trusts another’s information about user identities, devices, and access privileges.</text:span></text:span></text:p>
        </text:list-item>
        <text:list-item>
          <text:p text:style-name="P5"><text:span text:style-name="Source_20_Text"><text:span text:style-name="T2">abc</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25T02:30:52.452647978</dc:date>
    <meta:editing-duration>P25DT17H45M36S</meta:editing-duration>
    <meta:editing-cycles>1716</meta:editing-cycles>
    <meta:document-statistic meta:table-count="0" meta:image-count="0" meta:object-count="0" meta:page-count="1" meta:paragraph-count="24" meta:word-count="694" meta:character-count="4131" meta:non-whitespace-character-count="3479"/>
  </office:meta>
</office:document-meta>
</file>